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fo:font-size="13pt" fo:font-weight="bold"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3" style:family="paragraph" style:parent-style-name="Standard" style:list-style-name="L1">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Ubuntu" fo:font-size="12pt" fo:font-weight="bold" style:font-size-asian="10.5pt" style:font-weight-asian="bold" style:font-size-complex="12pt" style:font-weight-complex="bold"/>
    </style:style>
    <style:style style:name="P5" style:family="paragraph" style:parent-style-name="Standard">
      <style:text-properties style:font-name="Ubuntu"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Ubuntu"/>
    </style:style>
    <style:style style:name="P7" style:family="paragraph" style:parent-style-name="Standard" style:list-style-name="L12">
      <style:paragraph-properties fo:text-align="justify" style:justify-single-word="false"/>
      <style:text-properties style:font-name="Monospace" fo:font-size="10pt" style:font-name-asian="Monospace" style:font-size-asian="10pt" style:font-name-complex="Monospace" style:font-size-complex="10pt"/>
    </style:style>
    <style:style style:name="P8" style:family="paragraph" style:parent-style-name="Standard">
      <style:paragraph-properties fo:text-align="justify" style:justify-single-word="false"/>
      <style:text-properties style:font-name="Monospace"/>
    </style:style>
    <style:style style:name="P9" style:family="paragraph" style:parent-style-name="Standard" style:list-style-name="L12">
      <style:paragraph-properties fo:text-align="justify" style:justify-single-word="false"/>
      <style:text-properties style:font-name="Monospace"/>
    </style:style>
    <style:style style:name="P10" style:family="paragraph" style:parent-style-name="Standard">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Text_20_body">
      <style:paragraph-properties fo:text-align="justify" style:justify-single-word="false"/>
      <style:text-properties style:font-name="Ubuntu" fo:font-size="12pt" style:font-size-asian="10.5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Heading_20_1">
      <style:paragraph-properties fo:text-align="center" style:justify-single-word="false"/>
      <style:text-properties style:font-name="Ubuntu" fo:font-weight="normal" style:font-weight-asian="normal" style:font-weight-complex="normal"/>
    </style:style>
    <style:style style:name="P16" style:family="paragraph" style:parent-style-name="Heading_20_2">
      <style:text-properties style:font-name="Ubuntu"/>
    </style:style>
    <style:style style:name="P17" style:family="paragraph" style:parent-style-name="Heading_20_3">
      <style:text-properties style:font-name="Ubuntu"/>
    </style:style>
    <style:style style:name="T1" style:family="text">
      <style:text-properties style:font-name="Ubuntu"/>
    </style:style>
    <style:style style:name="T2" style:family="text">
      <style:text-properties fo:font-variant="normal" fo:text-transform="none" fo:color="#000000" style:font-name="Ubuntu" fo:letter-spacing="normal" fo:font-style="normal" fo:font-weight="bold" fo:background-color="#ffffff"/>
    </style:style>
    <style:style style:name="T3" style:family="text">
      <style:text-properties fo:font-variant="normal" fo:text-transform="none" fo:color="#000000" style:font-name="Ubuntu" fo:letter-spacing="normal" fo:font-style="normal" fo:font-weight="normal" fo:background-color="#ffffff" style:font-weight-asian="normal" style:font-weight-complex="normal"/>
    </style:style>
    <style:style style:name="T4" style:family="text">
      <style:text-properties fo:font-variant="normal" fo:text-transform="none" fo:color="#000000" style:font-name="Ubuntu" fo:font-size="12pt" fo:letter-spacing="normal" fo:font-style="normal" fo:font-weight="normal" fo:background-color="#ffffff" style:font-size-asian="10.5pt" style:font-weight-asian="normal" style:font-size-complex="12pt" style:font-weight-complex="normal"/>
    </style:style>
    <style:style style:name="T5" style:family="text">
      <style:text-properties fo:font-variant="normal" fo:text-transform="none" fo:color="#000000" style:font-name="Ubuntu" fo:font-size="12pt" fo:letter-spacing="normal" fo:font-style="normal" fo:font-weight="normal" fo:background-color="#ffffff" style:font-size-asian="10.5pt" style:font-size-complex="12pt"/>
    </style:style>
    <style:style style:name="T6" style:family="text">
      <style:text-properties fo:font-variant="normal" fo:text-transform="none" fo:color="#000000" style:font-name="sans-serif" fo:font-size="10.9499998092651pt" fo:letter-spacing="normal" fo:font-style="normal" fo:font-weight="normal"/>
    </style:style>
    <style:style style:name="T7" style:family="text">
      <style:text-properties fo:font-variant="normal" fo:text-transform="none" fo:color="#000000" style:font-name="sans-serif" fo:font-size="10.9499998092651pt" fo:letter-spacing="normal" fo:font-style="normal" fo:font-weight="normal" fo:background-color="#ffffff"/>
    </style:style>
    <style:style style:name="T8" style:family="text">
      <style:text-properties fo:font-variant="normal" fo:text-transform="none" fo:color="#000000" style:font-name="sans-serif" fo:font-size="10.9499998092651pt" fo:letter-spacing="normal" fo:font-style="normal" fo:font-weight="normal" fo:background-color="#ffffff" style:font-weight-asian="normal" style:font-weight-complex="normal"/>
    </style:style>
    <style:style style:name="T9" style:family="text">
      <style:text-properties fo:font-variant="normal" fo:text-transform="none" fo:color="#000000" style:font-name="sans-serif" fo:font-size="10.9499998092651pt" fo:letter-spacing="normal" fo:font-style="normal" fo:font-weight="normal" fo:background-color="#ffffff" style:font-size-asian="10.5pt" style:font-weight-asian="normal" style:font-size-complex="12pt" style:font-weight-complex="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style:font-weight-asian="bold" style:font-weight-complex="bold"/>
    </style:style>
    <style:style style:name="T12" style:family="text">
      <style:text-properties fo:font-variant="normal" fo:text-transform="none" fo:color="#000000" style:font-name="Monospace" fo:font-size="10pt" fo:letter-spacing="normal" fo:font-style="normal" fo:font-weight="normal" fo:background-color="#ffffff" style:font-name-asian="Monospace" style:font-size-asian="10pt" style:font-weight-asian="normal" style:font-name-complex="Monospace" style:font-size-complex="10pt" style:font-weight-complex="normal"/>
    </style:style>
    <style:style style:name="T13" style:family="text">
      <style:text-properties fo:font-variant="normal" fo:text-transform="none" fo:color="#000000" style:font-name="Monospace" fo:font-size="10.9499998092651pt" fo:letter-spacing="normal" fo:font-style="normal" fo:font-weight="normal" style:font-name-asian="Monospace" style:font-size-asian="10pt" style:font-weight-asian="bold" style:font-name-complex="Monospace" style:font-size-complex="10pt" style:font-weight-complex="bold"/>
    </style:style>
    <style:style style:name="T14" style:family="text">
      <style:text-properties fo:font-variant="normal" fo:text-transform="none" fo:color="#000000" fo:font-size="10.9499998092651pt" fo:letter-spacing="normal" fo:font-style="normal" fo:font-weight="normal"/>
    </style:style>
    <style:style style:name="T15" style:family="text">
      <style:text-properties fo:font-variant="normal" fo:text-transform="none" fo:color="#000000" fo:font-size="10.9499998092651pt" fo:letter-spacing="normal" fo:font-style="normal" fo:font-weight="normal" style:font-name-asian="Monospace" style:font-size-asian="10pt" style:font-weight-asian="bold" style:font-name-complex="Monospace" style:font-size-complex="10pt" style:font-weight-complex="bold"/>
    </style:style>
    <style:style style:name="T16" style:family="text">
      <style:text-properties fo:font-variant="normal" fo:text-transform="none" fo:color="#333333" style:font-name="Ubuntu" fo:letter-spacing="normal" fo:font-style="normal" fo:font-weight="normal" fo:background-color="#ffffff" style:font-weight-asian="normal" style:font-weight-complex="normal"/>
    </style:style>
    <style:style style:name="T17" style:family="text">
      <style:text-properties fo:font-variant="normal" fo:text-transform="none" fo:color="#005032" style:font-name="Monospace" fo:font-size="10pt" fo:letter-spacing="normal" fo:font-style="normal" fo:font-weight="normal" fo:background-color="#ffffff" style:font-name-asian="Monospace" style:font-size-asian="10pt" style:font-weight-asian="normal" style:font-name-complex="Monospace" style:font-size-complex="10pt" style:font-weight-complex="normal"/>
    </style:style>
    <style:style style:name="T18" style:family="text">
      <style:text-properties fo:font-variant="normal" fo:text-transform="none" fo:color="#642880" style:font-name="Monospace" fo:font-size="10pt" fo:letter-spacing="normal" fo:font-style="normal" fo:font-weight="bold" style:font-name-asian="Monospace" style:font-size-asian="10pt" style:font-weight-asian="bold" style:font-name-complex="Monospace" style:font-size-complex="10pt" style:font-weight-complex="bold"/>
    </style:style>
    <style:style style:name="T19" style:family="text">
      <style:text-properties fo:font-variant="normal" fo:text-transform="none" fo:color="#642880" fo:font-size="10pt" fo:letter-spacing="normal" fo:font-style="normal" fo:font-weight="bold" style:font-name-asian="Monospace" style:font-size-asian="10pt" style:font-weight-asian="bold" style:font-name-complex="Monospace" style:font-size-complex="10pt" style:font-weight-complex="bold"/>
    </style:style>
    <style:style style:name="T20" style:family="text">
      <style:text-properties fo:font-variant="normal" fo:text-transform="none" fo:color="#0000c0" fo:letter-spacing="normal" fo:font-style="normal" fo:font-weight="normal" style:font-weight-asian="bold" style:font-weight-complex="bold"/>
    </style:style>
    <style:style style:name="T21" style:family="text">
      <style:text-properties fo:font-variant="normal" fo:text-transform="none" fo:color="#1a1a1a" fo:letter-spacing="normal" fo:font-style="normal" style:text-underline-style="solid" style:text-underline-width="auto" style:text-underline-color="font-color" fo:font-weight="normal" style:font-weight-asian="bold" style:font-weight-complex="bold"/>
    </style:style>
    <style:style style:name="T22" style:family="text">
      <style:text-properties fo:color="#000000"/>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000000" fo:font-size="10pt" style:font-name-asian="Monospace" style:font-size-asian="10pt" style:font-name-complex="Monospace" style:font-size-complex="10pt"/>
    </style:style>
    <style:style style:name="T25" style:family="text">
      <style:text-properties fo:color="#005032" style:font-name="Monospace" fo:font-size="10pt" style:font-name-asian="Monospace" style:font-size-asian="10pt" style:font-name-complex="Monospace" style:font-size-complex="10pt"/>
    </style:style>
    <style:style style:name="T26" style:family="text">
      <style:text-properties fo:color="#0000c0"/>
    </style:style>
    <style:style style:name="T27" style:family="text">
      <style:text-properties fo:color="#0000c0" fo:font-size="10pt" style:font-name-asian="Monospace" style:font-size-asian="10pt" style:font-name-complex="Monospace" style:font-size-complex="10pt"/>
    </style:style>
    <style:style style:name="T28" style:family="text">
      <style:text-properties fo:color="#642880" fo:font-size="10pt" fo:font-weight="bold" style:font-name-asian="Monospace" style:font-size-asian="10pt" style:font-weight-asian="bold" style:font-name-complex="Monospace" style:font-size-complex="10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vide Zanin 1035601</text:p>
      <text:p text:style-name="P1"/>
      <text:h text:style-name="P15" text:outline-level="1">ELABORAZIONE DI DATI TRIDIMENSINALE – HOMEWORK 1</text:h>
      <text:list xml:id="list130401085" text:style-name="L1">
        <text:list-header>
          <text:p text:style-name="P3"/>
        </text:list-header>
      </text:list>
      <text:h text:style-name="P16" text:outline-level="2">Procedura utilizzata</text:h>
      <text:h text:style-name="P17" text:outline-level="3">Stereo calibration</text:h>
      <text:p text:style-name="P13"><text:span text:style-name="T1">Per la calibrazione della fotocamera (sinistra, destra e poi stereo) sono state usate le foto indicate nel file “input_photo.txt” e affinchè il programma le trovi devono trovarsi nella stessa directory del file eseguibile nella cartella “calibration_set”.</text:span></text:p>
      <text:p text:style-name="P13"><text:span text:style-name="T1">Le foto vengono caricate una ad una e tramite la funzione </text:span><text:span text:style-name="Teletype"><text:span text:style-name="T2">findChessboardCorners </text:span></text:span><text:span text:style-name="Teletype"><text:span text:style-name="T3">vengono individuati i corner. Questa funzione vuole come input l'immagine in cui ricercare i corner, un oggetto di tipo Size che specifica la dimensione delle patter dei corner da trovare (nel nostro caso 7x5), un vector di Point2f in cui verranno inseriti i corner trovati e un flag. I flag utilizzati sono i seguenti:</text:span></text:span></text:p>
      <text:list xml:id="list238678792" text:style-name="L3">
        <text:list-item>
          <text:p text:style-name="P14"><text:span text:style-name="Teletype"><text:span text:style-name="Strong_20_Emphasis"><text:span text:style-name="T7">CV_CALIB_CB_ADAPTIVE_THRESH</text:span></text:span></text:span><text:span text:style-name="Teletype"><text:span text:style-name="T8"> use adaptive thresholding to convert the image to black and white, rather than a fixed threshold level (computed from the average image brightness).</text:span></text:span></text:p>
        </text:list-item>
        <text:list-item>
          <text:p text:style-name="P14"><text:span text:style-name="Strong_20_Emphasis"><text:span text:style-name="T6">CV_CALIB_CB_NORMALIZE_IMAGE</text:span></text:span><text:span text:style-name="T6"> normalize the image gamma with </text:span><text:span text:style-name="Emphasis"><text:span text:style-name="T6">EqualizeHist</text:span></text:span><text:span text:style-name="T6"> before applying fixed or adaptive thresholding.</text:span></text:p>
        </text:list-item>
        <text:list-item>
          <text:p text:style-name="P14"><text:span text:style-name="Strong_20_Emphasis"><text:span text:style-name="T6">CV_CALIB_CB_FILTER_QUADS</text:span></text:span><text:span text:style-name="T6"> use additional criteria (like contour area, perimeter, square-like shape) to filter out false quads that are extracted at the contour retrieval stage.</text:span></text:p>
        </text:list-item>
        <text:list-item>
          <text:p text:style-name="P14"><text:span text:style-name="Strong_20_Emphasis"><text:span text:style-name="T6">CALIB_CB_FAST_CHECK</text:span></text:span><text:span text:style-name="T6"> Runs a fast check on the image that looks for chessboard corners, and shortcuts the call if none are found. This can drastically speed up the call in the degenerate condition when no chessboard is observed.</text:span></text:p>
        </text:list-item>
      </text:list>
      <text:p text:style-name="P12"><text:span text:style-name="T10"/></text:p>
      <text:p text:style-name="P12"><text:span text:style-name="T10">La funzione <text:s/></text:span><text:span text:style-name="Teletype"><text:span text:style-name="T2">findChessboardCorners </text:span></text:span><text:span text:style-name="Teletype"><text:span text:style-name="T3">ritorna inoltre un booleano che specifica se i corner sono stati individuati correttamente.</text:span></text:span></text:p>
      <text:p text:style-name="P13"><text:span text:style-name="Teletype"><text:span text:style-name="T4">Per migliorare la precisione nel posizionamento dei corners viene usata la funzione </text:span></text:span><text:span text:style-name="Teletype"><text:span text:style-name="T16">cornerSubPix usando come parametri l'immagine usata nela fuzione precendente, però convertita in scala di grigi, il vettore di corner trovati i parametri di default consiglia nella documentazione di OpenCV, cioè</text:span></text:span></text:p>
      <text:list xml:id="list705050166" text:style-name="L8">
        <text:list-item>
          <text:p text:style-name="P11"><text:span text:style-name="Teletype"><text:span text:style-name="T17">Size</text:span></text:span><text:span text:style-name="Teletype"><text:span text:style-name="T12">(11,11), </text:span></text:span></text:p>
        </text:list-item>
        <text:list-item>
          <text:p text:style-name="P11"><text:span text:style-name="Teletype"><text:span text:style-name="T17">Size</text:span></text:span><text:span text:style-name="Teletype"><text:span text:style-name="T12">(-1,-1), </text:span></text:span></text:p>
        </text:list-item>
        <text:list-item>
          <text:p text:style-name="P11"><text:span text:style-name="T25">TermCriteria</text:span><text:span text:style-name="T23">(CV_TERMCRIT_ITER+CV_TERMCRIT_EPS, 30, 0.01));</text:span></text:p>
        </text:list-item>
        <text:list-item>
          <text:p text:style-name="P11"><text:span text:style-name="Teletype"><text:span text:style-name="Strong_20_Emphasis"><text:span text:style-name="T5">winSize</text:span></text:span></text:span><text:span text:style-name="Teletype"><text:span text:style-name="T9"> – Half of the side length of the search window. For example, if winSize=Size(5,5) , then a</text:span></text:span><text:span text:style-name="Teletype"><text:span text:style-name="T9"><draw:frame draw:style-name="fr1" draw:name="immagini1" text:anchor-type="as-char" svg:width="5.71cm" svg:height="0.339cm" draw:z-index="0"><draw:image xlink:href="http://opencv.jp/opencv-2.2_org/cpp/_images/math/24b46271113970e59154d1b9d48de1d9e4483fe9.png" xlink:type="simple" xlink:show="embed" xlink:actuate="onLoad"/></draw:frame></text:span></text:span><text:span text:style-name="Teletype"><text:span text:style-name="T9"> search window would be used</text:span></text:span></text:p>
        </text:list-item>
        <text:list-item>
          <text:p text:style-name="P11"><text:span text:style-name="Strong_20_Emphasis"><text:span text:style-name="T6">zeroZone</text:span></text:span><text:span text:style-name="T6"> – Half of the size of the dead region in the middle of the search zone over which the summation in the formula below is not done. It is used sometimes to avoid possible singularities of the autocorrelation matrix. The value of (-1,-1) indicates that there is no such size</text:span></text:p>
        </text:list-item>
        <text:list-item>
          <text:p text:style-name="P11"><text:span text:style-name="Strong_20_Emphasis"><text:span text:style-name="T6">criteria</text:span></text:span><text:span text:style-name="T6"> – Criteria for termination of the iterative process of corner refinement. That is, the process of corner position refinement stops either after a certain </text:span><text:soft-page-break/><text:span text:style-name="T6">number of iterations or when a required accuracy is achieved. The </text:span><text:span text:style-name="Teletype"><text:span text:style-name="T6">criteria</text:span></text:span><text:span text:style-name="T6"> may specify either of or both the maximum number of iteration and the required accuracy</text:span></text:p>
        </text:list-item>
      </text:list>
      <text:p text:style-name="P10"><text:span text:style-name="T6"/></text:p>
      <text:p text:style-name="P6"><text:span text:style-name="T14">Una volta che sono state analizzate tutte le foto viene utilizzata la funzione </text:span><text:span text:style-name="T19">calibrateCamera</text:span><text:span text:style-name="T15"> che restituirà il matrice con i parametri intrinseci della fotocamera e il vettore con i coefficienti di distorsioni. Questa funzione viene chiamata due volte, una volta per la fotocamerea sinistra e una volta per la fotocamera destra, quindi alla fine si avranno due matrici con i parametri intrinseci (M0 per la fotocamera sinistra e M1 per la fotocamera sinistra) e due vettori con i coefficienti di distorsione (D0 per la fotocamera sinistra e D1 per la fotocamera destra). I volori ottenuti si trovano nei file......</text:span></text:p>
      <text:p text:style-name="P6"><text:span text:style-name="T15"/></text:p>
      <text:p text:style-name="P6"><text:span text:style-name="T15">A questo punto viene eseguita la calibrazione stereo usando la funzione </text:span><text:span text:style-name="T18">stereoCalibrate</text:span><text:span text:style-name="T13"> a cui vengono passati i seguenti parametri:</text:span></text:p>
      <text:p text:style-name="P6"><text:span text:style-name="T13"/></text:p>
      <text:list xml:id="list264995554" text:style-name="L12">
        <text:list-item>
          <text:p text:style-name="P7"><text:span text:style-name="T11">objectPoints</text:span></text:p>
        </text:list-item>
        <text:list-item>
          <text:p text:style-name="P7"><text:span text:style-name="T20">imagePoints</text:span><text:span text:style-name="T11">[0] e </text:span><text:span text:style-name="T21">imagePoints</text:span><text:span text:style-name="T11">[1]</text:span></text:p>
        </text:list-item>
        <text:list-item>
          <text:p text:style-name="P7"><text:span text:style-name="T20">M</text:span><text:span text:style-name="T11">[0], </text:span><text:span text:style-name="T20">D</text:span><text:span text:style-name="T11">[0], </text:span><text:span text:style-name="T20">M</text:span><text:span text:style-name="T11">[1] e </text:span><text:span text:style-name="T20">D</text:span><text:span text:style-name="T11">[1]</text:span></text:p>
        </text:list-item>
        <text:list-item>
          <text:p text:style-name="P7"><text:span text:style-name="T22">img.</text:span><text:span text:style-name="T26">size</text:span><text:span text:style-name="T22">(), </text:span></text:p>
        </text:list-item>
        <text:list-item>
          <text:p text:style-name="P7"><text:span text:style-name="T26">RR</text:span><text:span text:style-name="T22">, </text:span></text:p>
        </text:list-item>
        <text:list-item>
          <text:p text:style-name="P7"><text:span text:style-name="T26">T</text:span><text:span text:style-name="T22">, </text:span></text:p>
        </text:list-item>
        <text:list-item>
          <text:p text:style-name="P7"><text:span text:style-name="T26">E</text:span><text:span text:style-name="T22">, </text:span></text:p>
        </text:list-item>
        <text:list-item>
          <text:p text:style-name="P9"><text:span text:style-name="T27">F</text:span><text:span text:style-name="T24">,</text:span></text:p>
        </text:list-item>
        <text:list-item>
          <text:p text:style-name="P9"><text:span text:style-name="T24">cvTermCriteria(CV_TERMCRIT_ITER+CV_TERMCRIT_EPS, 100, 1e-5),</text:span></text:p>
        </text:list-item>
        <text:list-item>
          <text:p text:style-name="P9"><text:span text:style-name="T24">CV_CALIB_FIX_INTRINSIC</text:span></text:p>
        </text:list-item>
      </text:list>
      <text:p text:style-name="P8"><text:span text:style-name="T24"/></text:p>
      <text:p text:style-name="P8"><text:span text:style-name="T24">Questa funzione ritorna anche un valore double che indica l'errore di proiezione. Successivamente con la funzione </text:span><text:span text:style-name="T28">stereoRectify </text:span><text:span text:style-name="T24"><text:s/></text:span></text:p>
      <text:p text:style-name="P12"><text:span text:style-name="Teletype"><text:span text:style-name="T3"/></text:span></text:p>
      <text:p text:style-name="Text_20_body"><text:span text:style-name="T1"/></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meta:initial-creator>
    <meta:creation-date>2012-04-20T11:02:36</meta:creation-date>
    <dc:date>2012-04-20T16:03:14</dc:date>
    <dc:creator>davide </dc:creator>
    <meta:editing-duration>PT3H17S</meta:editing-duration>
    <meta:editing-cycles>3</meta:editing-cycles>
    <meta:generator>LibreOffice/3.4$Unix LibreOffice_project/340m1$Build-502</meta:generator>
    <meta:document-statistic meta:table-count="0" meta:image-count="1" meta:object-count="0" meta:page-count="2" meta:paragraph-count="31" meta:word-count="575" meta:character-count="3761" meta:non-whitespace-character-count="3227"/>
  </office:meta>
</office:document-meta>
</file>